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7cm" svg:height="1.75cm" svg:x="1.15cm" svg:y="2.963cm">
          <draw:text-box>
            <text:p>bkc_crc 设计</text:p>
          </draw:text-box>
        </draw:frame>
        <draw:custom-shape draw:style-name="gr2" draw:text-style-name="P1" draw:layer="layout" svg:width="18cm" svg:height="10.5cm" svg:x="1.5cm" svg:y="5cm">
          <text:p text:style-name="P1">支持的操作:</text:p>
          <text:p text:style-name="P1">1.</text:p>
          <text:p text:style-name="P1">Int bkc_crc_mk_cksum(void *buf_p, void </text:p>
          <text:p text:style-name="P1"><text:s text:c="5"/>* ret_cksum_p, int mode);</text:p>
          <text:p text:style-name="P1">根据指定的buf_p数据生成校验和, 并通过ret_cksum_p</text:p>
          <text:p text:style-name="P1">返回. mode 可指定使用的具体校验算法(32位还是16位).</text:p>
          <text:p text:style-name="P1">2.</text:p>
          <text:p text:style-name="P1">Int bkc_crc_ck(void *buf_p, void *cksum_p, </text:p>
          <text:p text:style-name="P1"><text:s text:c="4"/>int mode);</text:p>
          <text:p text:style-name="P1">根据指定的校验和cksum_p和校验模式mode对buf_p数据, </text:p>
          <text:p text:style-name="P1">进行校验. 校验成功返回0 , 失败返回-1.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0T22:18:54</meta:creation-date>
    <dc:date>2010-01-10T22:32:00</dc:date>
    <meta:editing-duration>PT00H13M07S</meta:editing-duration>
    <meta:editing-cycles>3</meta:editing-cycles>
    <meta:generator>OpenOffice.org/3.0$Unix OpenOffice.org_project/300m15$Build-9379</meta:generator>
    <meta:document-statistic meta:object-count="2"/>
  </office:meta>
</office:document-meta>
</file>